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34cc0" officeooo:paragraph-rsid="00034cc0"/>
    </style:style>
    <style:style style:name="P2" style:family="paragraph" style:parent-style-name="Standard">
      <style:paragraph-properties fo:text-align="center" style:justify-single-word="false"/>
      <style:text-properties officeooo:rsid="00034cc0" officeooo:paragraph-rsid="00034cc0"/>
    </style:style>
    <style:style style:name="P3" style:family="paragraph" style:parent-style-name="Standard">
      <style:paragraph-properties fo:text-align="center" style:justify-single-word="false"/>
      <style:text-properties fo:font-weight="bold" officeooo:rsid="00034cc0" officeooo:paragraph-rsid="00034cc0" style:font-weight-asian="bold" style:font-weight-complex="bold"/>
    </style:style>
    <style:style style:name="P4" style:family="paragraph" style:parent-style-name="Standard">
      <style:paragraph-properties fo:text-align="center" style:justify-single-word="false"/>
      <style:text-properties fo:font-weight="bold" officeooo:rsid="00071468" officeooo:paragraph-rsid="00071468" style:font-weight-asian="bold" style:font-weight-complex="bold"/>
    </style:style>
    <style:style style:name="P5" style:family="paragraph" style:parent-style-name="Standard">
      <style:paragraph-properties fo:text-align="center" style:justify-single-word="false"/>
      <style:text-properties fo:font-weight="bold" officeooo:rsid="00131ab8" officeooo:paragraph-rsid="00131ab8" style:font-weight-asian="bold" style:font-weight-complex="bold"/>
    </style:style>
    <style:style style:name="P6" style:family="paragraph" style:parent-style-name="Standard">
      <style:paragraph-properties fo:text-align="center" style:justify-single-word="false"/>
      <style:text-properties fo:font-weight="normal" officeooo:rsid="00034cc0" officeooo:paragraph-rsid="00034cc0" style:font-weight-asian="normal" style:font-weight-complex="normal"/>
    </style:style>
    <style:style style:name="P7" style:family="paragraph" style:parent-style-name="Standard">
      <style:paragraph-properties fo:text-align="center" style:justify-single-word="false"/>
      <style:text-properties fo:font-weight="normal" officeooo:rsid="00046637" officeooo:paragraph-rsid="00046637" style:font-weight-asian="normal" style:font-weight-complex="normal"/>
    </style:style>
    <style:style style:name="P8" style:family="paragraph" style:parent-style-name="Standard">
      <style:paragraph-properties fo:text-align="center" style:justify-single-word="false"/>
      <style:text-properties fo:font-weight="normal" officeooo:rsid="00071468" officeooo:paragraph-rsid="00071468" style:font-weight-asian="normal" style:font-weight-complex="normal"/>
    </style:style>
    <style:style style:name="P9" style:family="paragraph" style:parent-style-name="Standard">
      <style:paragraph-properties fo:text-align="start" style:justify-single-word="false"/>
      <style:text-properties fo:font-weight="normal" officeooo:rsid="00071468" officeooo:paragraph-rsid="00071468" style:font-weight-asian="normal" style:font-weight-complex="normal"/>
    </style:style>
    <style:style style:name="P10" style:family="paragraph" style:parent-style-name="Standard">
      <style:paragraph-properties fo:text-align="center" style:justify-single-word="false"/>
      <style:text-properties fo:font-weight="normal" officeooo:rsid="00131ab8" officeooo:paragraph-rsid="00131ab8" style:font-weight-asian="normal" style:font-weight-complex="normal"/>
    </style:style>
    <style:style style:name="P11" style:family="paragraph" style:parent-style-name="Standard">
      <style:paragraph-properties fo:text-align="start" style:justify-single-word="false"/>
      <style:text-properties fo:font-weight="normal" officeooo:rsid="00131ab8" officeooo:paragraph-rsid="00131ab8" style:font-weight-asian="normal" style:font-weight-complex="normal"/>
    </style:style>
    <style:style style:name="P12" style:family="paragraph" style:parent-style-name="Standard" style:list-style-name="L1">
      <style:paragraph-properties fo:text-align="center" style:justify-single-word="false"/>
      <style:text-properties officeooo:rsid="00034cc0" officeooo:paragraph-rsid="00034cc0"/>
    </style:style>
    <style:style style:name="P13" style:family="paragraph" style:parent-style-name="Standard" style:list-style-name="L1">
      <style:paragraph-properties fo:text-align="center" style:justify-single-word="false"/>
      <style:text-properties officeooo:rsid="00071468" officeooo:paragraph-rsid="00071468"/>
    </style:style>
    <style:style style:name="P14" style:family="paragraph" style:parent-style-name="Standard" style:list-style-name="L1">
      <style:paragraph-properties fo:text-align="center" style:justify-single-word="false"/>
      <style:text-properties officeooo:rsid="00131ab8" officeooo:paragraph-rsid="00131ab8"/>
    </style:style>
    <style:style style:name="P15" style:family="paragraph" style:parent-style-name="Standard" style:list-style-name="L1">
      <style:paragraph-properties fo:text-align="center" style:justify-single-word="false"/>
      <style:text-properties officeooo:rsid="00161cbd" officeooo:paragraph-rsid="00161cbd"/>
    </style:style>
    <style:style style:name="P16" style:family="paragraph" style:parent-style-name="Standard" style:list-style-name="L2">
      <style:paragraph-properties fo:text-align="start" style:justify-single-word="false"/>
      <style:text-properties fo:font-weight="normal" officeooo:rsid="00034cc0" officeooo:paragraph-rsid="00034cc0" style:font-weight-asian="normal" style:font-weight-complex="normal"/>
    </style:style>
    <style:style style:name="P17" style:family="paragraph" style:parent-style-name="Standard">
      <style:paragraph-properties fo:text-align="center" style:justify-single-word="false"/>
      <style:text-properties fo:font-weight="normal" officeooo:rsid="00071468" officeooo:paragraph-rsid="00071468" style:font-weight-asian="normal" style:font-weight-complex="normal"/>
    </style:style>
    <style:style style:name="P18" style:family="paragraph" style:parent-style-name="Standard">
      <style:paragraph-properties fo:text-align="start" style:justify-single-word="false"/>
      <style:text-properties fo:font-weight="normal" officeooo:rsid="00071468" officeooo:paragraph-rsid="00071468" style:font-weight-asian="normal" style:font-weight-complex="normal"/>
    </style:style>
    <style:style style:name="P19" style:family="paragraph" style:parent-style-name="Standard">
      <style:paragraph-properties fo:text-align="center" style:justify-single-word="false"/>
      <style:text-properties fo:font-weight="normal" officeooo:rsid="001f824c" officeooo:paragraph-rsid="001f824c" style:font-weight-asian="normal" style:font-weight-complex="normal"/>
    </style:style>
    <style:style style:name="P20" style:family="paragraph" style:parent-style-name="Standard">
      <style:paragraph-properties fo:text-align="center" style:justify-single-word="false"/>
      <style:text-properties fo:font-weight="normal" officeooo:rsid="00046637" officeooo:paragraph-rsid="00046637" style:font-weight-asian="normal" style:font-weight-complex="normal"/>
    </style:style>
    <style:style style:name="P21" style:family="paragraph" style:parent-style-name="Standard">
      <style:paragraph-properties fo:text-align="center" style:justify-single-word="false"/>
      <style:text-properties fo:font-weight="bold" officeooo:rsid="00161cbd" officeooo:paragraph-rsid="00161cbd" style:font-weight-asian="bold" style:font-weight-complex="bold"/>
    </style:style>
    <style:style style:name="P22" style:family="paragraph" style:parent-style-name="Standard">
      <style:paragraph-properties fo:text-align="center" style:justify-single-word="false"/>
      <style:text-properties fo:font-weight="bold" officeooo:rsid="001f824c" officeooo:paragraph-rsid="001f824c" style:font-weight-asian="bold" style:font-weight-complex="bold"/>
    </style:style>
    <style:style style:name="P23" style:family="paragraph" style:parent-style-name="Standard" style:list-style-name="L1">
      <style:paragraph-properties fo:text-align="center" style:justify-single-word="false"/>
      <style:text-properties officeooo:rsid="001f824c" officeooo:paragraph-rsid="001f824c"/>
    </style:style>
    <style:style style:name="T1" style:family="text">
      <style:text-properties officeooo:rsid="00046637"/>
    </style:style>
    <style:style style:name="T2" style:family="text">
      <style:text-properties style:text-position="super 58%"/>
    </style:style>
    <style:style style:name="T3" style:family="text">
      <style:text-properties style:text-position="super 58%" officeooo:rsid="001f824c"/>
    </style:style>
    <style:style style:name="T4" style:family="text">
      <style:text-properties fo:font-weight="bold" officeooo:rsid="001f824c" style:font-weight-asian="bold" style:font-weight-complex="bold"/>
    </style:style>
    <style:style style:name="T5" style:family="text">
      <style:text-properties officeooo:rsid="001f824c"/>
    </style:style>
    <style:style style:name="T6" style:family="text">
      <style:text-properties style:text-underline-style="solid" style:text-underline-width="auto" style:text-underline-color="font-color" fo:font-weight="bold" officeooo:rsid="001f824c"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This File Covers </text:p>
      <text:list xml:id="list3082107932" text:style-name="L1">
        <text:list-item>
          <text:p text:style-name="P12">How to run code </text:p>
        </text:list-item>
        <text:list-item>
          <text:p text:style-name="P13">Expected Output </text:p>
        </text:list-item>
        <text:list-item>
          <text:p text:style-name="P14">Why 5<text:span text:style-name="T2">th</text:span> option added <text:span text:style-name="T5">in second menu</text:span></text:p>
        </text:list-item>
        <text:list-item>
          <text:p text:style-name="P23">Why Worst option is available </text:p>
        </text:list-item>
        <text:list-item>
          <text:p text:style-name="P15">Huan Output</text:p>
        </text:list-item>
        <text:list-item>
          <text:p text:style-name="P15">Qin Output</text:p>
        </text:list-item>
      </text:list>
      <text:p text:style-name="P2"/>
      <text:p text:style-name="P3">How To Run Code</text:p>
      <text:list xml:id="list1787704907" text:style-name="L2">
        <text:list-item>
          <text:p text:style-name="P16">Type the following in the terminal in the proj2 folder</text:p>
        </text:list-item>
        <text:list-item>
          <text:p text:style-name="P16">mkdir build &amp;&amp; cd build </text:p>
        </text:list-item>
        <text:list-item>
          <text:p text:style-name="P16">cmake ..</text:p>
        </text:list-item>
        <text:list-item>
          <text:p text:style-name="P16">make all </text:p>
        </text:list-item>
      </text:list>
      <text:p text:style-name="P6">To recompile just type make al<text:span text:style-name="T1">l again in terminal </text:span></text:p>
      <text:p text:style-name="P6"/>
      <text:p text:style-name="P7">To run the code type: ./proj2 </text:p>
      <text:p text:style-name="P7">and the program should run </text:p>
      <text:p text:style-name="P7"/>
      <text:p text:style-name="P22">Important Note On Grading</text:p>
      <text:p text:style-name="P19">When grading the project I ask that you please only consider what is actually on the project description, avg cases and only the 3 file uploads. Any worst case or 30,000 60,000 90,000 data could have been removed by me but I choose to keep it to allow you to see how I achieved my data for log. </text:p>
      <text:p text:style-name="P19"><text:s text:c="2"/></text:p>
      <text:p text:style-name="P4">Expected Output</text:p>
      <text:p text:style-name="P4"/>
      <text:p text:style-name="P8">~~~Bubble &amp; Merge Sorting!~~~</text:p>
      <text:p text:style-name="P8">##Please select an option##</text:p>
      <text:p text:style-name="P8"/>
      <text:p text:style-name="P8"><text:s text:c="2"/>[0] - One Run Avg case </text:p>
      <text:p text:style-name="P8"><text:s/>[1] - Ten Runs Avg case</text:p>
      <text:p text:style-name="P8"><text:s/>[2] - One Run Worst case </text:p>
      <text:p text:style-name="P8"><text:s/>[3] - Ten Runs Worst case</text:p>
      <text:p text:style-name="P8"/>
      <text:p text:style-name="P9">First you will see a menu that asks for how many test runs you want, to make it easy for the grader and less time expensive I let the user choose a “one run” option the other option gets the average of 10 runs. <text:span text:style-name="T5">I also included the worst case and the best case, according the Mr.Huan the worst case in the bubble sort senario would be when the numbers are in order from greatest to least and the merge it dosen’t really matter too much because every element is accounted seperatly. So when you enter the worst case option the files are filled from greatest to least. Mr.Qin said that the average is when the program just sorts random numbers so the AVG cases fill files with random numbers. You can also always check any txt file after making a choice on this menu to confirm this. </text:span><text:s/></text:p>
      <text:p text:style-name="P9"/>
      <text:p text:style-name="P8">How many numbers would you like to try?</text:p>
      <text:p text:style-name="P8"/>
      <text:p text:style-name="P8"><text:s/>[1] - 1,000 </text:p>
      <text:p text:style-name="P8"><text:s/>[2] - 10,000 </text:p>
      <text:p text:style-name="P8"><text:s/>[3] - 100,000</text:p>
      <text:p text:style-name="P8"><text:soft-page-break/><text:s/>[4] - All Options Above (Project <text:span text:style-name="T5">Specified</text:span>)</text:p>
      <text:p text:style-name="P8"><text:s/>[5] - All options above and 30,000 60,000 and 90,000 (Specified in Log)</text:p>
      <text:p text:style-name="P8"/>
      <text:p text:style-name="P9">From here the user can choose to get the data for all options listed in the project or they can choose to just implement one of them. So let’s say you wanted to get the 10 run average of 1,000 random numbers. Well that option would be 1 in the first menu and 1 again in this menu. This is done for the sake of convenience. <text:span text:style-name="T5">I added extra data points due to the necessity for more data points in my graphical analysis, please refer to the log file to get more detail. <text:s/>Please note that the 5</text:span><text:span text:style-name="T3">th</text:span><text:span text:style-name="T5"> option will make more txt files and should not be considered when implementing the project, (</text:span><text:span text:style-name="T6">aka not pressing option 5 will create only the 3 txt files specified in the project.</text:span><text:span text:style-name="T5">) I only left this option available to you in case you wanted to check my data. </text:span></text:p>
      <text:p text:style-name="P9"/>
      <text:p text:style-name="P8"><text:s text:c="8"/><text:tab/>Depending On your result you will either get a AVG due to there being 10 runs or simply the result if it is one run. In this sense the word Unsorted means randomized numbers were just sorted and Sorted means the list was already pre sorted. Using this terminology it would make sense that the swaps in any Sorted list are 0 because everything is already sorted thus no swaps are needed…<text:line-break/><text:span text:style-name="T4">Output example of inputting 2 and then 4</text:span><text:line-break/>~~~ 1000 Numbers Bubble Sorted~~~</text:p>
      <text:p text:style-name="P8"><text:s text:c="2"/>AVG Time To Sort Unsorted: 0.00328288</text:p>
      <text:p text:style-name="P8"><text:s text:c="2"/>AVG Time To Sort Sorted: 2.4915e-06</text:p>
      <text:p text:style-name="P8">AVG Swaps Unsorted Bubble: 254184 || <text:s/>AVG Swaps Sorted Bubble: 0</text:p>
      <text:p text:style-name="P8">AVG Comparisons Unsorted Bubble: 499122 || <text:s/>AVG Comparisons Sorted Bubble: 999</text:p>
      <text:p text:style-name="P8"/>
      <text:p text:style-name="P8"/>
      <text:p text:style-name="P8">~~~ 1000 Numbers Merge Sorted~~~</text:p>
      <text:p text:style-name="P8"><text:s text:c="2"/>AVG Time To Sort Unsorted: 0.000123521</text:p>
      <text:p text:style-name="P8"><text:s text:c="2"/>AVG Time To Sort Sorted: 6.85622e-05</text:p>
      <text:p text:style-name="P8">AVG Swaps Unsorted Merge: 4326 || <text:s/>AVG Swaps Sorted Merge: 0</text:p>
      <text:p text:style-name="P8">AVG Comparisons Unsorted Merge: 8735 || <text:s/>AVG Comparisons Sorted Merge: 5044</text:p>
      <text:p text:style-name="P8"/>
      <text:p text:style-name="P8"/>
      <text:p text:style-name="P8">~~~ 10000 Numbers Bubble Sorted~~~</text:p>
      <text:p text:style-name="P8"><text:s text:c="2"/>AVG Time To Sort Unsorted: 0.351646</text:p>
      <text:p text:style-name="P8"><text:s text:c="2"/>AVG Time To Sort Sorted: 2.51272e-05</text:p>
      <text:p text:style-name="P8">AVG Swaps Unsorted Bubble: 24890413 || <text:s/>AVG Swaps Sorted Bubble: 0</text:p>
      <text:p text:style-name="P8">AVG Comparisons Unsorted Bubble: 49977422 || <text:s/>AVG Comparisons Sorted Bubble: 9999</text:p>
      <text:p text:style-name="P8"/>
      <text:p text:style-name="P8"/>
      <text:p text:style-name="P8">~~~ 10000 Numbers Merge Sorted~~~</text:p>
      <text:p text:style-name="P8"><text:s text:c="2"/>AVG Time To Sort Unsorted: 0.00159991</text:p>
      <text:p text:style-name="P8"><text:s text:c="2"/>AVG Time To Sort Sorted: 0.000866992</text:p>
      <text:p text:style-name="P8">AVG Swaps Unsorted Merge: 59179 || <text:s/>AVG Swaps Sorted Merge: 0</text:p>
      <text:p text:style-name="P8">AVG Comparisons Unsorted Merge: 120544 || <text:s/>AVG Comparisons Sorted Merge: 69008</text:p>
      <text:p text:style-name="P8"/>
      <text:p text:style-name="P8"/>
      <text:p text:style-name="P8">~~~ 100000 Numbers Bubble Sorted~~~</text:p>
      <text:p text:style-name="P8"><text:s text:c="2"/>AVG Time To Sort Unsorted: 41.3792</text:p>
      <text:p text:style-name="P8"><text:soft-page-break/><text:s text:c="2"/>AVG Time To Sort Sorted: 0.000286755</text:p>
      <text:p text:style-name="P8">AVG Swaps Unsorted Bubble: 2500376192 || <text:s/>AVG Swaps Sorted Bubble: 0</text:p>
      <text:p text:style-name="P8">AVG Comparisons Unsorted Bubble: 4999944950 || <text:s/>AVG Comparisons Sorted Bubble: 99999</text:p>
      <text:p text:style-name="P8"/>
      <text:p text:style-name="P8"/>
      <text:p text:style-name="P8">~~~ 100000 Numbers Merge Sorted~~~</text:p>
      <text:p text:style-name="P8"><text:s text:c="2"/>AVG Time To Sort Unsorted: 0.0201979</text:p>
      <text:p text:style-name="P8"><text:s text:c="2"/>AVG Time To Sort Sorted: 0.0114885</text:p>
      <text:p text:style-name="P8">AVG Swaps Unsorted Merge: 759850 || <text:s/>AVG Swaps Sorted Merge: 0</text:p>
      <text:p text:style-name="P8">AVG Comparisons Unsorted Merge: 1536173 || <text:s/>AVG Comparisons Sorted Merge: 853904</text:p>
      <text:p text:style-name="P8"/>
      <text:p text:style-name="P8"/>
      <text:p text:style-name="P5">Why I Added The Fifth Option</text:p>
      <text:p text:style-name="P11">1000 10,000 and 100,000 were simply not enough for me to acquire my data so I coded a little extra to get some data points in. Because I did this I thought it would be mandatory to allow you to do the same. Here is the output for this program. </text:p>
      <text:p text:style-name="P11"/>
      <text:p text:style-name="P21">Qin Output (Avg cases)</text:p>
      <text:p text:style-name="P10">~~~ 10000 Numbers Merge Sorted~~~</text:p>
      <text:p text:style-name="P10"><text:s text:c="2"/>AVG Time To Sort Unsorted: 0.00180155</text:p>
      <text:p text:style-name="P10"><text:s text:c="2"/>AVG Time To Sort Sorted: 0.00100471</text:p>
      <text:p text:style-name="P10">AVG Swaps Unsorted Merge: 59179 || <text:s/>AVG Swaps Sorted Merge: 0</text:p>
      <text:p text:style-name="P10">AVG Comparisons Unsorted Merge: 120544 || <text:s/>AVG Comparisons Sorted Merge: 69008</text:p>
      <text:p text:style-name="P10"/>
      <text:p text:style-name="P10"/>
      <text:p text:style-name="P10">~~~ 30000 Numbers Bubble Sorted~~~</text:p>
      <text:p text:style-name="P10"><text:s text:c="2"/>AVG Time To Sort Unsorted: 4.07159</text:p>
      <text:p text:style-name="P10"><text:s text:c="2"/>AVG Time To Sort Sorted: 9.05389e-05</text:p>
      <text:p text:style-name="P10">AVG Swaps Unsorted Bubble: 224707909 || <text:s/>AVG Swaps Sorted Bubble: 0</text:p>
      <text:p text:style-name="P10">AVG Comparisons Unsorted Bubble: 449953122 || <text:s/>AVG Comparisons Sorted Bubble: 29999</text:p>
      <text:p text:style-name="P10"/>
      <text:p text:style-name="P10"/>
      <text:p text:style-name="P10">~~~ 30000 Numbers Merge Sorted~~~</text:p>
      <text:p text:style-name="P10"><text:s text:c="2"/>AVG Time To Sort Unsorted: 0.00598078</text:p>
      <text:p text:style-name="P10"><text:s text:c="2"/>AVG Time To Sort Sorted: 0.00335197</text:p>
      <text:p text:style-name="P10">AVG Swaps Unsorted Merge: 201629 || <text:s/>AVG Swaps Sorted Merge: 0</text:p>
      <text:p text:style-name="P10">AVG Comparisons Unsorted Merge: 408591 || <text:s/>AVG Comparisons Sorted Merge: 227728</text:p>
      <text:p text:style-name="P10"/>
      <text:p text:style-name="P10"/>
      <text:p text:style-name="P10">~~~ 60000 Numbers Bubble Sorted~~~</text:p>
      <text:p text:style-name="P10"><text:s text:c="2"/>AVG Time To Sort Unsorted: 16.8812</text:p>
      <text:p text:style-name="P10"><text:s text:c="2"/>AVG Time To Sort Sorted: 0.000193574</text:p>
      <text:p text:style-name="P10">AVG Swaps Unsorted Bubble: 900160570 || <text:s/>AVG Swaps Sorted Bubble: 0</text:p>
      <text:p text:style-name="P10">AVG Comparisons Unsorted Bubble: 1799903205 || <text:s/>AVG Comparisons Sorted Bubble: 59999</text:p>
      <text:p text:style-name="P10"/>
      <text:p text:style-name="P10"/>
      <text:p text:style-name="P10">~~~ 60000 Numbers Merge Sorted~~~</text:p>
      <text:p text:style-name="P10"><text:soft-page-break/><text:s text:c="2"/>AVG Time To Sort Unsorted: 0.0134308</text:p>
      <text:p text:style-name="P10"><text:s text:c="2"/>AVG Time To Sort Sorted: 0.00740192</text:p>
      <text:p text:style-name="P10">AVG Swaps Unsorted Merge: 433737 || <text:s/>AVG Swaps Sorted Merge: 0</text:p>
      <text:p text:style-name="P10">AVG Comparisons Unsorted Merge: 877391 || <text:s/>AVG Comparisons Sorted Merge: 485456</text:p>
      <text:p text:style-name="P10"/>
      <text:p text:style-name="P10"/>
      <text:p text:style-name="P10">~~~ 90000 Numbers Bubble Sorted~~~</text:p>
      <text:p text:style-name="P10"><text:s text:c="2"/>AVG Time To Sort Unsorted: 38.614</text:p>
      <text:p text:style-name="P10"><text:s text:c="2"/>AVG Time To Sort Sorted: 0.000254165</text:p>
      <text:p text:style-name="P10">AVG Swaps Unsorted Bubble: 2022032023 || <text:s/>AVG Swaps Sorted Bubble: 0</text:p>
      <text:p text:style-name="P10">AVG Comparisons Unsorted Bubble: 4049774099 || <text:s/>AVG Comparisons Sorted Bubble: 89999</text:p>
      <text:p text:style-name="P10"/>
      <text:p text:style-name="P10"/>
      <text:p text:style-name="P10">~~~ 90000 Numbers Merge Sorted~~~</text:p>
      <text:p text:style-name="P10"><text:s text:c="2"/>AVG Time To Sort Unsorted: 0.018946</text:p>
      <text:p text:style-name="P10"><text:s text:c="2"/>AVG Time To Sort Sorted: 0.0106501</text:p>
      <text:p text:style-name="P10">AVG Swaps Unsorted Merge: 675266 || <text:s/>AVG Swaps Sorted Merge: 0</text:p>
      <text:p text:style-name="P10">AVG Comparisons Unsorted Merge: 1369353 || <text:s/>AVG Comparisons Sorted Merge: 765248</text:p>
      <text:p text:style-name="P10"/>
      <text:p text:style-name="P10"/>
      <text:p text:style-name="P10">~~~ 100000 Numbers Bubble Sorted~~~</text:p>
      <text:p text:style-name="P10"><text:s text:c="2"/>AVG Time To Sort Unsorted: 49.7659</text:p>
      <text:p text:style-name="P10"><text:s text:c="2"/>AVG Time To Sort Sorted: 0.000301628</text:p>
      <text:p text:style-name="P10">AVG Swaps Unsorted Bubble: 2500376192 || <text:s/>AVG Swaps Sorted Bubble: 0</text:p>
      <text:p text:style-name="P10">AVG Comparisons Unsorted Bubble: 4999944950 || <text:s/>AVG Comparisons Sorted Bubble: 99999</text:p>
      <text:p text:style-name="P10"/>
      <text:p text:style-name="P10"/>
      <text:p text:style-name="P10">~~~ 100000 Numbers Merge Sorted~~~</text:p>
      <text:p text:style-name="P10"><text:s text:c="2"/>AVG Time To Sort Unsorted: 0.022768</text:p>
      <text:p text:style-name="P10"><text:s text:c="2"/>AVG Time To Sort Sorted: 0.0126095</text:p>
      <text:p text:style-name="P10">AVG Swaps Unsorted Merge: 759850 || <text:s/>AVG Swaps Sorted Merge: 0</text:p>
      <text:p text:style-name="P10">AVG Comparisons Unsorted Merge: 1536173 || <text:s/>AVG Comparisons Sorted Merge: 853904</text:p>
      <text:p text:style-name="P10"/>
      <text:p text:style-name="P21"><text:span text:style-name="T5">Why I added </text:span>Worst cases <text:span text:style-name="T5">(Aka Huan input)</text:span></text:p>
      <text:p text:style-name="P19">Mr.Huan said that worst case is when numbers in reverse order so I give TA choice to implement this to compare my data. Mr.Qin/the project say only to use average case which is why they are the first case in the menu. I included Mr.Huan’s implementation because it was necessary for me to get data for my logging. </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4cc0" officeooo:paragraph-rsid="00034cc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briel Mortensen <text:tab/>Logging For Project 2<text:tab/>CS3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8:52:39.394824213</meta:creation-date>
    <meta:generator>LibreOffice/6.0.7.3$Linux_X86_64 LibreOffice_project/00m0$Build-3</meta:generator>
    <dc:date>2020-10-07T12:57:44.993350810</dc:date>
    <meta:editing-duration>PT23M34S</meta:editing-duration>
    <meta:editing-cycles>7</meta:editing-cycles>
    <meta:document-statistic meta:table-count="0" meta:image-count="0" meta:object-count="0" meta:page-count="4" meta:paragraph-count="114" meta:word-count="1303" meta:character-count="7512" meta:non-whitespace-character-count="6200"/>
  </office:meta>
</office:document-meta>
</file>